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115%" fo:break-before="auto" fo:break-after="auto" style:writing-mode="lr-tb"/>
    </style:style>
    <style:style style:name="P2" style:family="paragraph" style:parent-style-name="Standard">
      <style:paragraph-properties fo:line-height="115%" fo:text-align="center" style:justify-single-word="false" fo:break-before="auto" fo:break-after="auto" style:writing-mode="lr-tb"/>
    </style:style>
    <style:style style:name="P3" style:family="paragraph" style:parent-style-name="Standard">
      <style:paragraph-properties fo:margin-top="0cm" fo:margin-bottom="0cm" fo:line-height="115%" fo:break-before="auto" fo:break-after="auto" style:writing-mode="lr-tb"/>
      <style:text-properties fo:font-size="12pt" style:font-size-asian="12pt" style:font-size-complex="12pt"/>
    </style:style>
    <style:style style:name="P4" style:family="paragraph" style:parent-style-name="Standard">
      <style:paragraph-properties fo:text-align="center" style:justify-single-word="false"/>
    </style:style>
    <style:style style:name="P5" style:family="paragraph" style:parent-style-name="Standard" style:master-page-name="Standard">
      <style:paragraph-properties fo:margin-top="0cm" fo:margin-bottom="0cm" fo:line-height="115%" style:page-number="auto" fo:break-before="auto" fo:break-after="auto" style:writing-mode="lr-tb"/>
    </style:style>
    <style:style style:name="P6" style:family="paragraph" style:parent-style-name="Standard">
      <style:paragraph-properties fo:margin-top="0cm" fo:margin-bottom="0cm" fo:line-height="115%" fo:break-before="auto" fo:break-after="auto" style:writing-mode="lr-tb"/>
    </style:style>
    <style:style style:name="P7" style:family="paragraph" style:parent-style-name="Standard" style:list-style-name="LS1">
      <style:paragraph-properties fo:margin-top="0cm" fo:margin-bottom="0cm" fo:line-height="115%" fo:break-before="auto" fo:break-after="auto" style:writing-mode="lr-tb"/>
    </style:style>
    <style:style style:name="P8" style:family="paragraph" style:parent-style-name="Standard">
      <style:paragraph-properties fo:margin-top="0cm" fo:margin-bottom="0cm" fo:line-height="115%" fo:text-align="center" style:justify-single-word="false" fo:break-before="auto" fo:break-after="auto" style:writing-mode="lr-tb"/>
    </style:style>
    <style:style style:name="P9" style:family="paragraph" style:parent-style-name="Standard">
      <style:paragraph-properties fo:margin-top="0cm" fo:margin-bottom="0cm" fo:line-height="115%" style:writing-mode="lr-tb"/>
    </style:style>
    <style:style style:name="P10" style:family="paragraph" style:parent-style-name="Standard">
      <style:paragraph-properties fo:margin-top="0cm" fo:margin-bottom="0cm" fo:line-height="115%" fo:text-align="center" style:justify-single-word="false" style:writing-mode="lr-tb"/>
    </style:style>
    <style:style style:name="P11" style:family="paragraph" style:parent-style-name="Standard">
      <style:paragraph-properties fo:margin-top="0cm" fo:margin-bottom="0cm" fo:line-height="115%" fo:text-align="center" style:justify-single-word="false" style:writing-mode="lr-tb"/>
      <style:text-properties fo:font-size="12pt"/>
    </style:style>
    <style:style style:name="P12" style:family="paragraph" style:parent-style-name="Heading_20_1">
      <style:paragraph-properties fo:line-height="115%" fo:break-before="auto" fo:break-after="auto" style:writing-mode="lr-tb"/>
    </style:style>
    <style:style style:name="P13" style:family="paragraph" style:parent-style-name="Heading_20_1">
      <style:paragraph-properties fo:line-height="115%" fo:break-before="page" style:writing-mode="lr-tb"/>
    </style:style>
    <style:style style:name="P14" style:family="paragraph" style:parent-style-name="Heading_20_2">
      <style:paragraph-properties fo:line-height="115%" fo:break-before="auto" fo:break-after="auto" style:writing-mode="lr-tb"/>
    </style:style>
    <style:style style:name="P15" style:family="paragraph" style:parent-style-name="Heading_20_2">
      <style:paragraph-properties fo:line-height="115%" fo:break-before="page" style:writing-mode="lr-tb"/>
    </style:style>
    <style:style style:name="P16" style:family="paragraph" style:parent-style-name="Heading_20_3">
      <style:paragraph-properties fo:line-height="115%" fo:break-before="auto" fo:break-after="auto" style:writing-mode="lr-tb"/>
    </style:style>
    <style:style style:name="P17" style:family="paragraph" style:parent-style-name="Contents_20_Heading">
      <style:paragraph-properties fo:break-before="page"/>
    </style:style>
    <style:style style:name="P18" style:family="paragraph" style:parent-style-name="Contents_20_10">
      <style:paragraph-properties>
        <style:tab-stops>
          <style:tab-stop style:position="12.017cm" style:type="right" style:leader-style="dotted" style:leader-text="."/>
        </style:tab-stops>
      </style:paragraph-properties>
    </style:style>
    <style:style style:name="P19" style:family="paragraph">
      <style:paragraph-properties fo:text-align="center"/>
    </style:style>
    <style:style style:name="T1" style:family="text">
      <style:text-properties fo:font-size="36pt" style:font-size-asian="36pt" style:font-size-complex="36pt"/>
    </style:style>
    <style:style style:name="T2" style:family="text">
      <style:text-properties fo:font-size="12pt" style:font-size-asian="12pt" style:font-size-complex="12pt"/>
    </style:style>
    <style:style style:name="T3" style:family="text">
      <style:text-properties fo:font-size="12pt" fo:font-weight="bold" style:font-size-asian="14pt" style:font-weight-asian="bold" style:font-size-complex="14pt" style:font-weight-complex="bold"/>
    </style:style>
    <style:style style:name="T4" style:family="text">
      <style:text-properties fo:font-style="italic" style:font-style-asian="italic" style:font-style-complex="italic"/>
    </style:style>
    <style:style style:name="T5" style:family="text">
      <style:text-properties fo:font-weight="bold" style:font-size-asian="14pt" style:font-weight-asian="bold" style:font-size-complex="14pt" style:font-weight-complex="bold"/>
    </style:style>
    <style:style style:name="T6" style:family="text">
      <style:text-properties fo:font-size="16pt" fo:font-weight="bold" style:font-size-asian="14pt" style:font-weight-asian="bold" style:font-size-complex="14pt" style:font-weight-complex="bold"/>
    </style:style>
    <style:style style:name="fr1" style:family="graphic" style:parent-style-name="Graphics">
      <style:graphic-properties fo:margin-left="0.318cm" fo:margin-right="0.318cm" fo:margin-top="0.318cm" fo:margin-bottom="0.318cm" style:vertical-pos="top" style:vertical-rel="baseline" fo:background-color="#ffffff" style:background-transparency="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Sect1" style:family="section">
      <style:section-properties style:editable="false">
        <style:columns fo:column-count="1" fo:column-gap="0cm"/>
      </style:section-properties>
    </style:style>
    <style:style style:name="gr1" style:family="graphic">
      <style:graphic-properties draw:stroke="none" draw:fill="solid" draw:fill-color="#ffffff" draw:textarea-horizontal-align="center" draw:textarea-vertical-align="middle" style:run-through="foreground" style:wrap="none" style:wrap-contour-mode="full" style:vertical-pos="from-top" style:vertical-rel="page"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rect text:anchor-type="page" text:anchor-page-number="1" draw:z-index="2" draw:style-name="gr1" draw:text-style-name="P19" svg:width="16.246cm" svg:height="2.779cm" svg:x="4.128cm" svg:y="20.422cm">
        <text:p/>
      </draw:rect>
      <text:p text:style-name="P5"/>
      <text:p text:style-name="P3"/>
      <text:p text:style-name="P3"/>
      <text:p text:style-name="P3"/>
      <text:p text:style-name="P3"/>
      <text:p text:style-name="P3">Dossier</text:p>
      <text:p text:style-name="P3"/>
      <text:p text:style-name="P3"/>
      <text:p text:style-name="P3"/>
      <text:p text:style-name="P3"/>
      <text:p text:style-name="P3"/>
      <text:p text:style-name="P3"/>
      <text:p text:style-name="P3"/>
      <text:p text:style-name="P3"/>
      <text:p text:style-name="P3"/>
      <text:p text:style-name="P8"><text:span text:style-name="T1">Dossier de Conception</text:span></text:p>
      <text:p text:style-name="P10"><text:span text:style-name="T1">B1N-HER0</text:span></text:p>
      <text:p text:style-name="P6"><text:span text:style-name="T2"><text:tab/><text:tab/></text:span></text:p>
      <text:p text:style-name="P4"><text:span text:style-name="T3">Boiveau</text:span><text:span text:style-name="T6"> </text:span><text:span text:style-name="T3">Quentin</text:span></text:p>
      <text:p text:style-name="P11"><text:span text:style-name="T5">Cartier Pierre</text:span></text:p>
      <text:p text:style-name="P11"><text:span text:style-name="T5">Delorme Corentin</text:span></text:p>
      <text:p text:style-name="P11"><text:span text:style-name="T5">Demaret Kevin</text:span></text:p>
      <text:p text:style-name="P11"><text:span text:style-name="T5">Guenver Loic</text:span></text:p>
      <text:p text:style-name="P11"><text:span text:style-name="T5">Savarre Amaury</text:span></text:p>
      <text:p text:style-name="P10"><text:span text:style-name="T3">Wei Tianqi</text:span></text:p>
      <text:table-of-content text:style-name="Sect1"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P17">Table des matières</text:p>
          </text:index-title>
          <text:p text:style-name="P18">1) Introduction<text:tab/>3</text:p>
          <text:p text:style-name="P18">1.1) Présentation du document<text:tab/>3</text:p>
          <text:p text:style-name="P18">1.2) Contexte<text:tab/>3</text:p>
          <text:p text:style-name="P18">1.3) Portée du document<text:tab/>3</text:p>
          <text:p text:style-name="P18">2) Environnement et outils de développement<text:tab/>3</text:p>
          <text:p text:style-name="P18">2.1) Technologies utilisés pour l’implémentation<text:tab/>3</text:p>
          <text:p text:style-name="P18">Ruby en version 1.9.3 et supérieure<text:tab/>3</text:p>
          <text:p text:style-name="P18">Librairie graphique GTK+ 3<text:tab/>3</text:p>
          <text:p text:style-name="P18">SQLite<text:tab/>4</text:p>
          <text:p text:style-name="P18">2.2) Environnements de développements<text:tab/>4</text:p>
          <text:p text:style-name="P18">Sublime Text<text:tab/>4</text:p>
          <text:p text:style-name="P18">GitHub<text:tab/>4</text:p>
          <text:p text:style-name="P18">Trello<text:tab/>4</text:p>
          <text:p text:style-name="P18">2.3) Autres<text:tab/>4</text:p>
          <text:p text:style-name="P18">RubyDoc<text:tab/>4</text:p>
          <text:p text:style-name="P18">3) Architecture du projet<text:tab/>4</text:p>
          <text:p text:style-name="P18">3.1) Conception générale du projet<text:tab/>4</text:p>
          <text:p text:style-name="P18">3.3) Schéma de navigation<text:tab/>6</text:p>
        </text:index-body>
      </text:table-of-content>
      <text:p text:style-name="P9"/>
      <text:h text:style-name="P13" text:outline-level="10"><text:bookmark text:name="h.gelxgsfm6v3f"/><text:bookmark text:name="h.l3wl3w3fk9gy"/>1) Introduction</text:h>
      <text:p text:style-name="P1"/>
      <text:h text:style-name="P14" text:outline-level="10"><text:bookmark text:name="h.u7c4p4wtfb7q"/>1.1) Présentation du document</text:h>
      <text:p text:style-name="P1"><text:tab/>Ce document est le dossier de conception du projet "B1N-HER0" qui consiste en la réalisation d’un jeu de type Takuzu (ou Binero) en Ruby et GTK+. Ce document a pour objectif de décrire précisément l'architecture du projet ainsi que les outils et technologies utilisés pour le réaliser.</text:p>
      <text:p text:style-name="P1"><text:tab/>Ce document fait référence au cahier des charges du projet qui définit les besoins du client, les fonctionnalités, ainsi que les contraintes imposées du projet.</text:p>
      <text:p text:style-name="P1"/>
      <text:h text:style-name="P14" text:outline-level="10"><text:bookmark text:name="h.ocpj2cek9x8p"/>1.2) Contexte</text:h>
      <text:p text:style-name="P1"><text:tab/>Ce document explicite l'architecture, les renseignements techniques ainsi que les contraintes à prendre en compte lors du développement de l'application.</text:p>
      <text:p text:style-name="P1"><text:s/><text:tab/>Il va définir la conception du produit afin qu’il soit conforme au cahier des charges et cohérent par rapport aux attentes du client.</text:p>
      <text:p text:style-name="P1"/>
      <text:h text:style-name="P14" text:outline-level="10"><text:bookmark text:name="h.u52w2yty57rq"/>1.3) Portée du document</text:h>
      <text:p text:style-name="P1">Ce document est destiné :</text:p>
      <text:list xml:id="list7817282595962263105" text:style-name="LS1">
        <text:list-item>
          <text:p text:style-name="P7">Aux professeurs évaluant notre projet (également clients dans le cadre de ce projet)</text:p>
        </text:list-item>
        <text:list-item>
          <text:p text:style-name="P7">A l’équipe de développement lors de la phase d’implémentation</text:p>
        </text:list-item>
      </text:list>
      <text:p text:style-name="P1">Il servira également pour évaluer le produit final</text:p>
      <text:p text:style-name="P1"/>
      <text:h text:style-name="P12" text:outline-level="10"><text:bookmark text:name="h.80ion4g4qh2g"/>2) Environnement et outils de développement</text:h>
      <text:h text:style-name="P14" text:outline-level="10"><text:bookmark text:name="h.gbjs2urptb0u"/>2.1) Technologies utilisés pour l’implémentation</text:h>
      <text:h text:style-name="P16" text:outline-level="10"><text:bookmark text:name="h.r3e9yyczyqqx"/>Ruby en version 1.9.3 et supérieure</text:h>
      <text:p text:style-name="P1">Ruby est un langage de programmation interprété open source et tout objet. Il a été créé en 1995 par Yukihiro Matsumoto. Ce projet utilisera ce langage pour la base du programme. Dans notre projet, nous travaillons avec la version 1.9.3 et supérieure qui permet d’implémenter GTK+ en version 3.</text:p>
      <text:h text:style-name="P16" text:outline-level="10"><text:bookmark text:name="h.4cmwtavqhzaf"/>Librairie graphique GTK+ 3</text:h>
      <text:p text:style-name="P1">The Gimp ToolKit (GTK) est un ensemble de librairie multiplateforme gratuite écrit en langage C pour créer des interfaces graphiques utilisateur. GTK+ est une librairie simple d’utilisation et compatible avec de nombreux langages tels que Ruby, Java, C++, Perl, Python …</text:p>
      <text:p text:style-name="P1">Nous utiliserons la version 3 qui permet de faire des transitions avec une syntaxe CSS, gestion de la transparance …</text:p>
      <text:p text:style-name="P1"/>
      <text:h text:style-name="P16" text:outline-level="10"><text:bookmark text:name="h.ditfyjip9v8q"/>SQLite</text:h>
      <text:p text:style-name="P1">Nous utiliserons également la libraire SQLite écrite en C qui propose un moteur de gestion de base de données relationnelle accessible par le langage SQL. L’avantage d’SQLite est son <text:soft-page-break/>intégration directement en local à la différence d’un SGBD qui requiert une mise en place assez complexe au niveau serveur et client. Il nous servira à enregistrer nos données après extinction du programme et à les récupèrer lors du démarrage tel que les sauvegardes, classements, options, statisques …</text:p>
      <text:p text:style-name="P1"/>
      <text:h text:style-name="P14" text:outline-level="10"><text:bookmark text:name="h.a09fgps27ryn"/>2.2) Environnements de développements</text:h>
      <text:h text:style-name="P16" text:outline-level="10"><text:bookmark text:name="h.hxzah3se0hil"/>Sublime Text</text:h>
      <text:p text:style-name="P1">Ce logiciel est un éditeur de texte écrit en Python, multiplateforme et gratuit en utilisation non commerciale. Il supporte de nombreux modules et langages pour s’adapter à l’utilisateur. Il comprend également de nombreux raccourcis clavier et fonctionnalités permettant de coder plus rapidement. </text:p>
      <text:h text:style-name="P16" text:outline-level="10"><text:bookmark text:name="h.85oyjozhxnx5"/>GitHub</text:h>
      <text:p text:style-name="P1">C’est une plateforme de gestion de versions basée sur Git permettant de travailler en collaboration dans le cadre d’un projet. Il permet de gérer l’historique des versions de fichiers, les modifications apportées et permet de partager plus facilement les fichiers entre l’équipe de développement.</text:p>
      <text:h text:style-name="P16" text:outline-level="10"><text:bookmark text:name="h.5eqwck8j2mlf"/>Trello</text:h>
      <text:p text:style-name="P1">Ce site gratuit permet d’organiser facilement les taches en différentes parties tels que l’interface graphique, documentation, gestion des données … appelés boards. Il permet ensuite de séparer les tâches en différentes colonnes (par exemple a faire, en cours, fini) et de les glisser-déposer entre ces colonnes via la souris. Ensuite on peut affecter chaque tâche à des membres de l’équipe et mettre une date au plus tard. </text:p>
      <text:h text:style-name="P14" text:outline-level="10"><text:bookmark text:name="h.bpse1zwcw5o9"/>2.3) Autres</text:h>
      <text:h text:style-name="P16" text:outline-level="10"><text:bookmark text:name="h.z0ln5vfdyvri"/>RubyDoc</text:h>
      <text:p text:style-name="P1">Le Ruby Document Format est un langage de balisage qui se met dans le code source Ruby afin de générer une documentation propre sous la forme d’une page HTML.</text:p>
      <text:h text:style-name="P12" text:outline-level="10"><text:bookmark text:name="h.k8kwhi690mj3"/>3) Architecture du projet</text:h>
      <text:h text:style-name="P14" text:outline-level="10"><text:bookmark text:name="h.d4ryzzrn6zlv"/>3.1) Conception générale du projet</text:h>
      <text:p text:style-name="P1"><text:tab/>Nous avons choisi d'appliquer le patron MVC (Modèle-Vue-Contrôleur), afin d'avoir une structure solide et modulable pour le projet. Son fonctionnement suit le schéma suivant :</text:p>
      <text:p text:style-name="P1"><text:soft-page-break/><draw:frame draw:style-name="fr1" draw:name="1" text:anchor-type="as-char" svg:width="15.928cm" svg:height="12.356cm" draw:z-index="0"><draw:image/><svg:desc>DDC-Schéma_MVC.png</svg:desc></draw:frame><text:tab/><text:tab/><text:tab/></text:p>
      <text:p text:style-name="P2"><text:span text:style-name="T4">Figure</text:span><text:span text:style-name="T4"> 1 : </text:span><text:span text:style-name="T4">Fonctionnement</text:span><text:span text:style-name="T4"> </text:span><text:span text:style-name="T4">du</text:span><text:span text:style-name="T4"> </text:span><text:span text:style-name="T4">modèle</text:span><text:span text:style-name="T4"> </text:span><text:span text:style-name="T4">MVC</text:span></text:p>
      <text:p text:style-name="P1"/>
      <text:p text:style-name="P1">3.2) Diagramme de classe</text:p>
      <text:p text:style-name="P1"/>
      <text:p text:style-name="P1"/>
      <text:h text:style-name="P15" text:outline-level="10"><text:bookmark text:name="h.dgugcio9faic"/>3.3) Schéma de navigation</text:h>
      <text:p text:style-name="P1">Ce schéma représente, par des liens, les accès entre les différents menus et interfaces de l’application.</text:p>
      <text:p text:style-name="P2"><draw:frame draw:style-name="fr1" draw:name="2" text:anchor-type="as-char" svg:width="16.51cm" svg:height="13.053cm" draw:z-index="1"><draw:image/><svg:desc>Activity Diagram.png</svg:desc></draw:frame><text:span text:style-name="T4">Figure</text:span><text:span text:style-name="T4"> 3 : </text:span><text:span text:style-name="T4">Schéma</text:span><text:span text:style-name="T4"> </text:span><text:span text:style-name="T4">de</text:span><text:span text:style-name="T4"> </text:span><text:span text:style-name="T4">navigation</text:span><text:span text:style-name="T4"> </text:span><text:span text:style-name="T4">de</text:span><text:span text:style-name="T4"> </text:span><text:span text:style-name="T4">l</text:span><text:span text:style-name="T4">’</text:span><text:span text:style-name="T4">application</text:span></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fo:line-height="115%" fo:text-align="start" style:justify-single-word="false" fo:orphans="2" fo:widows="2" fo:text-indent="0cm"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Standard" style:class="text">
      <style:paragraph-properties fo:margin-top="0.353cm" fo:margin-bottom="0cm" fo:line-height="115%" fo:keep-together="always" fo:break-before="auto" fo:break-after="auto" fo:keep-with-next="always" style:writing-mode="lr-tb"/>
      <style:text-properties style:font-name="Trebuchet MS" fo:font-size="16pt" style:font-name-asian="Trebuchet MS" style:font-size-asian="16pt" style:font-name-complex="Trebuchet MS" style:font-size-complex="16pt"/>
    </style:style>
    <style:style style:name="Heading_20_2" style:display-name="Heading 2" style:family="paragraph" style:parent-style-name="Standard" style:class="text">
      <style:paragraph-properties fo:margin-top="0.353cm" fo:margin-bottom="0cm" fo:line-height="115%" fo:keep-together="always" fo:break-before="auto" fo:break-after="auto" fo:keep-with-next="always" style:writing-mode="lr-tb"/>
      <style:text-properties style:font-name="Trebuchet MS" fo:font-size="13pt" fo:font-weight="bold" style:font-name-asian="Trebuchet MS" style:font-size-asian="13pt" style:font-weight-asian="bold" style:font-name-complex="Trebuchet MS" style:font-size-complex="13pt" style:font-weight-complex="bold"/>
    </style:style>
    <style:style style:name="Heading_20_3" style:display-name="Heading 3" style:family="paragraph" style:parent-style-name="Standard" style:class="text">
      <style:paragraph-properties fo:margin-top="0.282cm" fo:margin-bottom="0cm" fo:line-height="115%" fo:keep-together="always" fo:break-before="auto" fo:break-after="auto" fo:keep-with-next="always" style:writing-mode="lr-tb"/>
      <style:text-properties fo:color="#666666" style:font-name="Trebuchet MS" fo:font-size="12pt" fo:font-weight="bold" style:font-name-asian="Trebuchet MS" style:font-size-asian="12pt" style:font-weight-asian="bold" style:font-name-complex="Trebuchet MS" style:font-size-complex="12pt" style:font-weight-complex="bold"/>
    </style:style>
    <style:style style:name="Heading_20_4" style:display-name="Heading 4" style:family="paragraph" style:parent-style-name="Standard" style:class="text">
      <style:paragraph-properties fo:margin-top="0.282cm" fo:margin-bottom="0cm" fo:line-height="115%" fo:keep-together="always" fo:break-before="auto" fo:break-after="auto" fo:keep-with-next="always" style:writing-mode="lr-tb"/>
      <style:text-properties fo:color="#666666" style:font-name="Trebuchet MS" fo:font-size="11pt" style:text-underline-style="solid" style:text-underline-width="auto" style:text-underline-color="font-color" style:font-name-asian="Trebuchet MS" style:font-size-asian="11pt" style:font-name-complex="Trebuchet MS" style:font-size-complex="11pt"/>
    </style:style>
    <style:style style:name="Heading_20_5" style:display-name="Heading 5" style:family="paragraph" style:parent-style-name="Standard" style:class="text">
      <style:paragraph-properties fo:margin-top="0.282cm" fo:margin-bottom="0cm" fo:line-height="115%" fo:keep-together="always" fo:break-before="auto" fo:break-after="auto" fo:keep-with-next="always" style:writing-mode="lr-tb"/>
      <style:text-properties fo:color="#666666" style:font-name="Trebuchet MS" fo:font-size="11pt" style:font-name-asian="Trebuchet MS" style:font-size-asian="11pt" style:font-name-complex="Trebuchet MS" style:font-size-complex="11pt"/>
    </style:style>
    <style:style style:name="Heading_20_6" style:display-name="Heading 6" style:family="paragraph" style:parent-style-name="Standard" style:class="text">
      <style:paragraph-properties fo:margin-top="0.282cm" fo:margin-bottom="0cm" fo:line-height="115%" fo:keep-together="always" fo:break-before="auto" fo:break-after="auto" fo:keep-with-next="always" style:writing-mode="lr-tb"/>
      <style:text-properties fo:color="#666666" style:font-name="Trebuchet MS" fo:font-size="11pt" fo:font-style="italic" style:font-name-asian="Trebuchet MS" style:font-size-asian="11pt" style:font-style-asian="italic" style:font-name-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cm" fo:margin-bottom="0cm" fo:line-height="115%" fo:keep-together="always" fo:break-before="auto" fo:break-after="auto" fo:keep-with-next="always" style:writing-mode="lr-tb"/>
      <style:text-properties style:font-name="Trebuchet MS" fo:font-size="21pt" style:font-name-asian="Trebuchet MS" style:font-size-asian="21pt" style:font-name-complex="Trebuchet MS" style:font-size-complex="21pt"/>
    </style:style>
    <style:style style:name="Subtitle" style:family="paragraph" style:parent-style-name="Standard" style:class="chapter">
      <style:paragraph-properties fo:margin-top="0cm" fo:margin-bottom="0.353cm" fo:line-height="115%" fo:keep-together="always" fo:break-before="auto" fo:break-after="auto" fo:keep-with-next="always" style:writing-mode="lr-tb"/>
      <style:text-properties fo:color="#666666" style:font-name="Trebuchet MS" fo:font-size="13pt" fo:font-style="italic" style:font-name-asian="Trebuchet MS" style:font-size-asian="13pt" style:font-style-asian="italic" style:font-name-complex="Trebuchet MS" style:font-size-complex="13pt" style:font-style-complex="italic"/>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017cm" style:type="right" style:leader-style="dotted" style:leader-text="."/>
        </style:tab-stops>
      </style:paragraph-properties>
    </style:style>
    <style:style style:name="Default_20_Paragraph_20_Font" style:display-name="Default Paragraph Font" style:family="text"/>
    <style:style style:name="List1Level0" style:family="text">
      <style:text-properties style:text-underline-style="none"/>
    </style:style>
    <style:style style:name="List1Level1" style:family="text">
      <style:text-properties style:text-underline-style="none"/>
    </style:style>
    <style:style style:name="List1Level2" style:family="text">
      <style:text-properties style:text-underline-style="none"/>
    </style:style>
    <style:style style:name="List1Level3" style:family="text">
      <style:text-properties style:text-underline-style="none"/>
    </style:style>
    <style:style style:name="List1Level4" style:family="text">
      <style:text-properties style:text-underline-style="none"/>
    </style:style>
    <style:style style:name="List1Level5" style:family="text">
      <style:text-properties style:text-underline-style="none"/>
    </style:style>
    <style:style style:name="List1Level6" style:family="text">
      <style:text-properties style:text-underline-style="none"/>
    </style:style>
    <style:style style:name="List1Level7" style:family="text">
      <style:text-properties style:text-underline-style="none"/>
    </style:style>
    <style:style style:name="List1Level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bullet text:level="1" text:style-name="List1Level0" text:bullet-char="-">
        <style:list-level-properties text:space-before="0.635cm" text:min-label-width="0.635cm"/>
      </text:list-level-style-bullet>
      <text:list-level-style-bullet text:level="2" text:style-name="List1Level1" text:bullet-char="-">
        <style:list-level-properties text:space-before="1.905cm" text:min-label-width="0.635cm"/>
      </text:list-level-style-bullet>
      <text:list-level-style-bullet text:level="3" text:style-name="List1Level2" text:bullet-char="-">
        <style:list-level-properties text:space-before="3.492cm" text:min-label-width="0.318cm"/>
      </text:list-level-style-bullet>
      <text:list-level-style-bullet text:level="4" text:style-name="List1Level3" text:bullet-char="-">
        <style:list-level-properties text:space-before="4.445cm" text:min-label-width="0.635cm"/>
      </text:list-level-style-bullet>
      <text:list-level-style-bullet text:level="5" text:style-name="List1Level4" text:bullet-char="-">
        <style:list-level-properties text:space-before="5.715cm" text:min-label-width="0.635cm"/>
      </text:list-level-style-bullet>
      <text:list-level-style-bullet text:level="6" text:style-name="List1Level5" text:bullet-char="-">
        <style:list-level-properties text:space-before="7.302cm" text:min-label-width="0.318cm"/>
      </text:list-level-style-bullet>
      <text:list-level-style-bullet text:level="7" text:style-name="List1Level6" text:bullet-char="-">
        <style:list-level-properties text:space-before="8.255cm" text:min-label-width="0.635cm"/>
      </text:list-level-style-bullet>
      <text:list-level-style-bullet text:level="8" text:style-name="List1Level7" text:bullet-char="-">
        <style:list-level-properties text:space-before="9.525cm" text:min-label-width="0.635cm"/>
      </text:list-level-style-bullet>
      <text:list-level-style-bullet text:level="9" text:style-name="List1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1.249cm" fo:margin-left="2.54cm" fo:margin-right="2.54cm" fo:border="none" fo:padding="0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top="0.499cm"/>
      </style:footer-style>
    </style:page-layout>
    <style:page-layout style:name="Mpm2">
      <style:page-layout-properties fo:page-width="21.59cm" fo:page-height="27.94cm" style:num-format="1" style:print-orientation="portrait" fo:margin-top="2.54cm" fo:margin-bottom="1.249cm" fo:margin-left="2.54cm" fo:margin-right="2.54cm" fo:border="none" fo:padding="0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next-style-name="MasterPageNext0">
      <style:footer>
        <text:p text:style-name="Footer"><text:tab/>Page <text:page-number text:select-page="current">1</text:page-number>/<text:page-count>6</text:page-count></text:p>
      </style:footer>
    </style:master-page>
    <style:master-page style:name="MasterPageNext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Win32 OpenOffice.org_project/411m6$Build-9775</meta:generator>
    <dc:title/>
    <meta:initial-creator/>
    <dc:creator>Pierre Cartier</dc:creator>
    <meta:editing-cycles>2</meta:editing-cycles>
    <meta:document-statistic meta:table-count="0" meta:image-count="2" meta:object-count="0" meta:page-count="6" meta:paragraph-count="71" meta:word-count="739" meta:character-count="4692"/>
    <dc:date>2015-04-26T16:01:38.55</dc:date>
    <meta:editing-duration>PT49M31S</meta:editing-duration>
  </office:meta>
</office:document-meta>
</file>